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02cm" draw:marker-start-width="0.457cm" draw:marker-end-width="0.457cm" draw:fill="none" draw:textarea-horizontal-align="center" draw:textarea-vertical-align="middle" fo:padding-top="0.051cm" fo:padding-bottom="0.051cm" fo:padding-left="0.051cm" fo:padding-right="0.05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3cm" fo:min-width="1.9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3cm" fo:min-width="2.868cm"/>
    </style:style>
    <style:style style:name="gr4" style:family="graphic" style:parent-style-name="standard">
      <style:graphic-properties svg:stroke-width="0.152cm" draw:marker-start="Arrow" draw:marker-start-width="0.33cm" draw:marker-end="Arrow" draw:marker-end-width="0.33cm" draw:fill="none" draw:textarea-horizontal-align="center" draw:textarea-vertical-align="middle" fo:padding-top="0.076cm" fo:padding-bottom="0.076cm" fo:padding-left="0.076cm" fo:padding-right="0.0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1.272cm"/>
    </style:style>
    <style:style style:name="gr6" style:family="graphic" style:parent-style-name="standard">
      <style:graphic-properties svg:stroke-width="0.176cm" draw:marker-start="Arrow" draw:marker-start-width="0.457cm" draw:marker-end="Arrow" draw:marker-end-width="0.457cm" draw:textarea-horizontal-align="center" draw:textarea-vertical-align="middle" fo:padding-top="0.088cm" fo:padding-bottom="0.088cm" fo:padding-left="0.088cm" fo:padding-right="0.08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1.27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69cm" fo:min-width="4.151cm"/>
    </style:style>
    <style:style style:name="gr9" style:family="graphic" style:parent-style-name="standard">
      <style:graphic-properties svg:stroke-width="0.102cm" draw:marker-start="Arrow" draw:marker-start-width="0.344cm" draw:marker-end="Arrow" draw:marker-end-width="0.344cm" draw:textarea-horizontal-align="center" draw:textarea-vertical-align="middle" fo:padding-top="0.051cm" fo:padding-bottom="0.051cm" fo:padding-left="0.051cm" fo:padding-right="0.051cm"/>
    </style:style>
    <style:style style:name="gr10" style:family="graphic" style:parent-style-name="standard">
      <style:graphic-properties svg:stroke-width="0.102cm" draw:marker-start="Arrow" draw:marker-start-width="0.305cm" draw:marker-end="Arrow" draw:marker-end-width="0.305cm" draw:textarea-horizontal-align="center" draw:textarea-vertical-align="middle" fo:padding-top="0.051cm" fo:padding-bottom="0.051cm" fo:padding-left="0.051cm" fo:padding-right="0.05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2.63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3cm" fo:min-width="3.7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3cm" fo:min-width="3.715cm"/>
    </style:style>
    <style:style style:name="gr14" style:family="graphic" style:parent-style-name="standard">
      <style:graphic-properties svg:stroke-width="0.102cm" draw:marker-start="Arrow" draw:marker-start-width="0.254cm" draw:marker-end="Arrow" draw:marker-end-width="0.254cm" draw:textarea-horizontal-align="center" draw:textarea-vertical-align="middle" fo:padding-top="0.051cm" fo:padding-bottom="0.051cm" fo:padding-left="0.051cm" fo:padding-right="0.051cm"/>
    </style:style>
    <style:style style:name="gr15" style:family="graphic" style:parent-style-name="standard">
      <style:graphic-properties draw:stroke="none" svg:stroke-width="0.152cm" svg:stroke-color="#000000" draw:marker-start-width="0.558cm" draw:marker-end-width="0.558cm" draw:fill="none" draw:fill-color="#ffffff" draw:textarea-horizontal-align="left" draw:auto-grow-height="true" draw:auto-grow-width="true" fo:min-height="0.661cm" fo:min-width="2.19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6cm" fo:min-width="2.19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2.19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3cm" fo:min-width="4.151cm"/>
    </style:style>
    <style:style style:name="gr19" style:family="graphic" style:parent-style-name="standard">
      <style:graphic-properties svg:stroke-width="0.152cm" draw:marker-start="Arrow" draw:marker-start-width="0.38cm" draw:marker-end="Arrow" draw:marker-end-width="0.38cm" draw:textarea-horizontal-align="center" draw:textarea-vertical-align="middle" fo:padding-top="0.076cm" fo:padding-bottom="0.076cm" fo:padding-left="0.076cm" fo:padding-right="0.076cm"/>
    </style:style>
    <style:style style:name="gr20" style:family="graphic" style:parent-style-name="standard">
      <style:graphic-properties draw:stroke="none" svg:stroke-width="0.152cm" svg:stroke-color="#000000" draw:marker-start-width="0.558cm" draw:marker-end-width="0.558cm" draw:fill="none" draw:fill-color="#ffffff" draw:textarea-horizontal-align="left" draw:auto-grow-height="true" draw:auto-grow-width="true" fo:min-height="3.202cm" fo:min-width="1.27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3cm" fo:min-width="3.69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3cm" fo:min-width="3.81cm"/>
    </style:style>
    <style:style style:name="gr23" style:family="graphic" style:parent-style-name="standard">
      <style:graphic-properties svg:stroke-width="0.152cm" draw:marker-start="Arrow" draw:marker-start-width="0.356cm" draw:marker-end="Arrow" draw:marker-end-width="0.356cm" draw:textarea-horizontal-align="center" draw:textarea-vertical-align="middle" fo:padding-top="0.076cm" fo:padding-bottom="0.076cm" fo:padding-left="0.076cm" fo:padding-right="0.07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1.526cm"/>
    </style:style>
    <style:style style:name="gr25" style:family="graphic" style:parent-style-name="standard">
      <style:graphic-properties svg:stroke-width="0.203cm" draw:marker-start="Arrow" draw:marker-start-width="0.381cm" draw:marker-end="Arrow" draw:marker-end-width="0.381cm" draw:textarea-horizontal-align="center" draw:textarea-vertical-align="middle" fo:padding-top="0.102cm" fo:padding-bottom="0.102cm" fo:padding-left="0.102cm" fo:padding-right="0.10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1.661cm"/>
    </style:style>
    <style:style style:name="gr27" style:family="graphic" style:parent-style-name="standard">
      <style:graphic-properties svg:stroke-width="0.203cm" draw:marker-start="Arrow" draw:marker-start-width="0.356cm" draw:marker-end="Arrow" draw:marker-end-width="0.356cm" draw:textarea-horizontal-align="center" draw:textarea-vertical-align="middle" fo:padding-top="0.102cm" fo:padding-bottom="0.102cm" fo:padding-left="0.102cm" fo:padding-right="0.10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1.661cm"/>
    </style:style>
    <style:style style:name="gr29" style:family="graphic" style:parent-style-name="objectwithoutfill">
      <style:graphic-properties svg:stroke-width="0.203cm" draw:marker-start="Arrow" draw:marker-start-width="0.356cm" draw:marker-end="Arrow" draw:marker-end-width="0.356cm" draw:fill="none" draw:textarea-horizontal-align="center" draw:textarea-vertical-align="middle" fo:padding-top="0.1cm" fo:padding-bottom="0.1cm" fo:padding-left="0.1cm" fo:padding-right="0.1cm"/>
    </style:style>
    <style:style style:name="gr30" style:family="graphic" style:parent-style-name="standard">
      <style:graphic-properties draw:fill-color="#66ffff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84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6pt"/>
    </style:style>
    <style:style style:name="P4" style:family="paragraph">
      <style:paragraph-properties fo:margin-left="0cm" fo:margin-right="0cm" fo:text-indent="0cm"/>
      <style:text-properties fo:font-size="16pt" fo:font-weight="bold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size="16pt" style:font-size-asian="24pt" style:font-size-complex="24pt"/>
    </style:style>
    <style:style style:name="P7" style:family="paragraph">
      <style:paragraph-properties fo:margin-left="0cm" fo:margin-right="0cm" fo:text-indent="0cm"/>
      <style:text-properties fo:font-size="16pt" style:font-size-asian="24pt" style:font-size-complex="24pt"/>
    </style:style>
    <style:style style:name="P8" style:family="paragraph">
      <style:text-properties fo:font-size="20pt" style:font-size-asian="20pt" style:font-size-complex="20pt"/>
    </style:style>
    <style:style style:name="T1" style:family="text">
      <style:text-properties fo:font-size="16pt"/>
    </style:style>
    <style:style style:name="T2" style:family="text">
      <style:text-properties fo:font-size="16pt" fo:font-weight="bold"/>
    </style:style>
    <style:style style:name="T3" style:family="text">
      <style:text-properties fo:font-size="16pt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/>
        </office:forms>
        <draw:rect draw:style-name="gr1" draw:text-style-name="P1" draw:layer="layout" svg:width="3.175cm" svg:height="1.764cm" svg:x="7.551cm" svg:y="4.967cm">
          <text:p/>
        </draw:rect>
        <draw:rect draw:style-name="gr1" draw:text-style-name="P1" draw:layer="layout" svg:width="3.302cm" svg:height="1.764cm" svg:x="15.806cm" svg:y="4.966cm">
          <text:p/>
        </draw:rect>
        <draw:rect draw:style-name="gr1" draw:text-style-name="P1" draw:layer="layout" svg:width="3.175cm" svg:height="1.764cm" svg:x="24.061cm" svg:y="4.966cm">
          <text:p/>
        </draw:rect>
        <draw:frame draw:style-name="gr2" draw:text-style-name="P3" draw:layer="layout" svg:width="1.92cm" svg:height="1.313cm" svg:x="8.044cm" svg:y="5.206cm">
          <draw:text-box>
            <text:p text:style-name="P2"><text:span text:style-name="T1">Cisco4</text:span></text:p>
            <text:p text:style-name="P2"><text:span text:style-name="T1">(6509)</text:span></text:p>
          </draw:text-box>
        </draw:frame>
        <draw:frame draw:style-name="gr3" draw:text-style-name="P3" draw:layer="layout" svg:width="2.032cm" svg:height="1.313cm" svg:x="16.314cm" svg:y="5.206cm">
          <draw:text-box>
            <text:p text:style-name="P2"><text:span text:style-name="T1">Cisco3</text:span></text:p>
            <text:p text:style-name="P2"><text:span text:style-name="T1">(6509)</text:span></text:p>
          </draw:text-box>
        </draw:frame>
        <draw:frame draw:style-name="gr2" draw:text-style-name="P3" draw:layer="layout" svg:width="1.92cm" svg:height="1.313cm" svg:x="24.696cm" svg:y="5.206cm">
          <draw:text-box>
            <text:p text:style-name="P2"><text:span text:style-name="T1">Cisco1</text:span></text:p>
            <text:p text:style-name="P2"><text:span text:style-name="T1">(6509)</text:span></text:p>
          </draw:text-box>
        </draw:frame>
        <draw:rect draw:style-name="gr1" draw:text-style-name="P1" draw:layer="layout" svg:width="3.302cm" svg:height="1.764cm" svg:x="15.716cm" svg:y="10.072cm">
          <text:p/>
        </draw:rect>
        <draw:rect draw:style-name="gr1" draw:text-style-name="P1" draw:layer="layout" svg:width="3.302cm" svg:height="1.764cm" svg:x="15.716cm" svg:y="15.674cm">
          <text:p/>
        </draw:rect>
        <draw:frame draw:style-name="gr3" draw:text-style-name="P3" draw:layer="layout" svg:width="2.032cm" svg:height="1.313cm" svg:x="16.478cm" svg:y="10.291cm">
          <draw:text-box>
            <text:p text:style-name="P2"><text:span text:style-name="T1">Cisco8</text:span></text:p>
            <text:p text:style-name="P2"><text:span text:style-name="T1">(6509)</text:span></text:p>
          </draw:text-box>
        </draw:frame>
        <draw:frame draw:style-name="gr2" draw:text-style-name="P3" draw:layer="layout" svg:width="1.92cm" svg:height="1.313cm" svg:x="16.341cm" svg:y="15.914cm">
          <draw:text-box>
            <text:p text:style-name="P2"><text:span text:style-name="T1">Cisco5</text:span></text:p>
            <text:p text:style-name="P2"><text:span text:style-name="T1">(6513)</text:span></text:p>
          </draw:text-box>
        </draw:frame>
        <draw:line draw:style-name="gr4" draw:text-style-name="P1" draw:layer="layout" svg:x1="10.726cm" svg:y1="5.968cm" svg:x2="15.806cm" svg:y2="5.968cm">
          <text:p/>
        </draw:line>
        <draw:line draw:style-name="gr4" draw:text-style-name="P1" draw:layer="layout" svg:x1="19.108cm" svg:y1="5.968cm" svg:x2="24.188cm" svg:y2="5.968cm">
          <text:p/>
        </draw:line>
        <draw:line draw:style-name="gr4" draw:text-style-name="P1" draw:layer="layout" svg:x1="17.399cm" svg:y1="6.731cm" svg:x2="17.399cm" svg:y2="10.033cm">
          <text:p/>
        </draw:line>
        <draw:frame draw:style-name="gr5" draw:text-style-name="P4" draw:layer="layout" svg:width="1.272cm" svg:height="0.661cm" svg:x="12.504cm" svg:y="5.206cm">
          <draw:text-box>
            <text:p text:style-name="P2"><text:span text:style-name="T2">4Gb</text:span></text:p>
          </draw:text-box>
        </draw:frame>
        <draw:frame draw:style-name="gr5" draw:text-style-name="P4" draw:layer="layout" svg:width="1.272cm" svg:height="0.661cm" svg:x="20.888cm" svg:y="5.206cm">
          <draw:text-box>
            <text:p text:style-name="P2"><text:span text:style-name="T2">4Gb</text:span></text:p>
          </draw:text-box>
        </draw:frame>
        <draw:frame draw:style-name="gr5" draw:text-style-name="P4" draw:layer="layout" svg:width="1.272cm" svg:height="0.661cm" svg:x="17.653cm" svg:y="8.102cm">
          <draw:text-box>
            <text:p text:style-name="P2"><text:span text:style-name="T2">4Gb</text:span></text:p>
          </draw:text-box>
        </draw:frame>
        <draw:line draw:style-name="gr6" draw:text-style-name="P1" draw:layer="layout" svg:x1="17.24cm" svg:y1="11.85cm" svg:x2="17.24cm" svg:y2="15.66cm">
          <text:p/>
        </draw:line>
        <draw:frame draw:style-name="gr7" draw:text-style-name="P4" draw:layer="layout" svg:width="1.272cm" svg:height="0.7cm" svg:x="17.526cm" svg:y="13.335cm">
          <draw:text-box>
            <text:p text:style-name="P2"><text:span text:style-name="T2">8Gb</text:span></text:p>
          </draw:text-box>
        </draw:frame>
        <draw:rect draw:style-name="gr1" draw:text-style-name="P1" draw:layer="layout" svg:width="4.826cm" svg:height="2.54cm" svg:x="22.142cm" svg:y="13.589cm" draw:corner-radius="0.5cm">
          <text:p/>
        </draw:rect>
        <draw:frame draw:style-name="gr8" draw:text-style-name="P6" draw:layer="layout" svg:width="4.151cm" svg:height="1.969cm" svg:x="22.597cm" svg:y="13.958cm">
          <draw:text-box>
            <text:p text:style-name="P5"><text:span text:style-name="T3">pc201 – pc210</text:span></text:p>
            <text:p text:style-name="P5"><text:span text:style-name="T3">pc241 – pc360</text:span></text:p>
            <text:p text:style-name="P5"><text:span text:style-name="T3">(pc3000)</text:span></text:p>
          </draw:text-box>
        </draw:frame>
        <draw:line draw:style-name="gr9" draw:text-style-name="P1" draw:layer="layout" svg:x1="19.006cm" svg:y1="11.217cm" svg:x2="22.188cm" svg:y2="14.139cm">
          <text:p/>
        </draw:line>
        <draw:line draw:style-name="gr10" draw:text-style-name="P1" draw:layer="layout" svg:x1="22.188cm" svg:y1="15.155cm" svg:x2="19.018cm" svg:y2="16.676cm">
          <text:p/>
        </draw:line>
        <draw:rect draw:style-name="gr1" draw:text-style-name="P1" draw:layer="layout" svg:width="4.064cm" svg:height="1.778cm" svg:x="23.211cm" svg:y="0.889cm" draw:corner-radius="0.5cm">
          <text:p/>
        </draw:rect>
        <draw:frame draw:style-name="gr11" draw:text-style-name="P7" draw:layer="layout" svg:width="2.635cm" svg:height="0.657cm" svg:x="24.257cm" svg:y="1.387cm">
          <draw:text-box>
            <text:p text:style-name="P2"><text:span text:style-name="T3">pc1-pc84</text:span></text:p>
          </draw:text-box>
        </draw:frame>
        <draw:rect draw:style-name="gr1" draw:text-style-name="P1" draw:layer="layout" svg:width="4.064cm" svg:height="1.778cm" svg:x="15.367cm" svg:y="0.879cm" draw:corner-radius="0.5cm">
          <text:p/>
        </draw:rect>
        <draw:frame draw:style-name="gr12" draw:text-style-name="P6" draw:layer="layout" svg:width="3.71cm" svg:height="1.313cm" svg:x="15.584cm" svg:y="1.098cm">
          <draw:text-box>
            <text:p text:style-name="P5"><text:span text:style-name="T3">pc85-pc128</text:span></text:p>
            <text:p text:style-name="P5"><text:span text:style-name="T3">pc142-pc168</text:span></text:p>
          </draw:text-box>
        </draw:frame>
        <draw:rect draw:style-name="gr1" draw:text-style-name="P1" draw:layer="layout" svg:width="4.064cm" svg:height="1.778cm" svg:x="6.985cm" svg:y="0.879cm" draw:corner-radius="0.5cm">
          <text:p/>
        </draw:rect>
        <draw:frame draw:style-name="gr13" draw:text-style-name="P6" draw:layer="layout" svg:width="3.715cm" svg:height="1.313cm" svg:x="7.202cm" svg:y="1.098cm">
          <draw:text-box>
            <text:p text:style-name="P5"><text:span text:style-name="T3">pc129-pc141</text:span></text:p>
            <text:p text:style-name="P5"><text:span text:style-name="T3">pc170-pc178</text:span></text:p>
          </draw:text-box>
        </draw:frame>
        <draw:line draw:style-name="gr14" draw:text-style-name="P1" draw:layer="layout" svg:x1="9.017cm" svg:y1="2.657cm" svg:x2="9.017cm" svg:y2="4.943cm">
          <text:p/>
        </draw:line>
        <draw:line draw:style-name="gr14" draw:text-style-name="P1" draw:layer="layout" svg:x1="17.399cm" svg:y1="2.657cm" svg:x2="17.399cm" svg:y2="4.943cm">
          <text:p/>
        </draw:line>
        <draw:line draw:style-name="gr14" draw:text-style-name="P1" draw:layer="layout" svg:x1="25.527cm" svg:y1="2.657cm" svg:x2="25.527cm" svg:y2="4.943cm">
          <text:p/>
        </draw:line>
        <draw:frame draw:style-name="gr5" draw:text-style-name="P4" draw:layer="layout" svg:width="1.272cm" svg:height="0.661cm" svg:x="19.48cm" svg:y="12.548cm">
          <draw:text-box>
            <text:p text:style-name="P2"><text:span text:style-name="T2">1Gb</text:span></text:p>
          </draw:text-box>
        </draw:frame>
        <draw:frame draw:style-name="gr15" draw:text-style-name="P4" draw:layer="layout" svg:width="2.199cm" svg:height="0.661cm" svg:x="20.41cm" svg:y="15.829cm">
          <draw:text-box>
            <text:p text:style-name="P2"><text:span text:style-name="T2">100Mb</text:span></text:p>
          </draw:text-box>
        </draw:frame>
        <draw:frame draw:style-name="gr16" draw:text-style-name="P4" draw:layer="layout" svg:width="2.199cm" svg:height="1.016cm" svg:x="23.241cm" svg:y="3.419cm">
          <draw:text-box>
            <text:p text:style-name="P2"><text:span text:style-name="T2">100Mb</text:span></text:p>
          </draw:text-box>
        </draw:frame>
        <draw:frame draw:style-name="gr17" draw:text-style-name="P4" draw:layer="layout" svg:width="2.199cm" svg:height="0.661cm" svg:x="15.113cm" svg:y="3.419cm">
          <draw:text-box>
            <text:p text:style-name="P2"><text:span text:style-name="T2">100Mb</text:span></text:p>
          </draw:text-box>
        </draw:frame>
        <draw:frame draw:style-name="gr17" draw:text-style-name="P4" draw:layer="layout" svg:width="2.199cm" svg:height="0.661cm" svg:x="6.731cm" svg:y="3.419cm">
          <draw:text-box>
            <text:p text:style-name="P2"><text:span text:style-name="T2">100Mb</text:span></text:p>
          </draw:text-box>
        </draw:frame>
        <draw:rect draw:style-name="gr1" draw:text-style-name="P1" draw:layer="layout" svg:width="4.733cm" svg:height="2.54cm" svg:x="22.195cm" svg:y="9.145cm" draw:corner-radius="0.5cm">
          <text:p/>
        </draw:rect>
        <draw:frame draw:style-name="gr18" draw:text-style-name="P6" draw:layer="layout" svg:width="4.151cm" svg:height="1.313cm" svg:x="22.582cm" svg:y="9.806cm">
          <draw:text-box>
            <text:p text:style-name="P5"><text:span text:style-name="T3">pc211 – pc240</text:span></text:p>
            <text:p text:style-name="P5"><text:span text:style-name="T3">(pc3000)</text:span></text:p>
          </draw:text-box>
        </draw:frame>
        <draw:line draw:style-name="gr19" draw:text-style-name="P1" draw:layer="layout" svg:x1="19.006cm" svg:y1="10.709cm" svg:x2="22.308cm" svg:y2="10.709cm">
          <text:p/>
        </draw:line>
        <draw:frame draw:style-name="gr20" draw:text-style-name="P4" draw:layer="layout" svg:width="1.272cm" svg:height="3.202cm" svg:x="20.244cm" svg:y="9.753cm">
          <draw:text-box>
            <text:p text:style-name="P2"><text:span text:style-name="T2">1Gb</text:span></text:p>
          </draw:text-box>
        </draw:frame>
        <draw:rect draw:style-name="gr1" draw:text-style-name="P1" draw:layer="layout" svg:width="3.302cm" svg:height="1.764cm" svg:x="9.525cm" svg:y="10.033cm">
          <text:p/>
        </draw:rect>
        <draw:rect draw:style-name="gr1" draw:text-style-name="P1" draw:layer="layout" svg:width="4.064cm" svg:height="1.778cm" svg:x="6.9cm" svg:y="19.054cm" draw:corner-radius="0.5cm">
          <text:p/>
        </draw:rect>
        <draw:frame draw:style-name="gr21" draw:text-style-name="P7" draw:layer="layout" svg:width="3.698cm" svg:height="1.313cm" svg:x="7.097cm" svg:y="19.388cm">
          <draw:text-box>
            <text:p text:style-name="P2"><text:span text:style-name="T3">pc401-pc560</text:span></text:p>
            <text:p text:style-name="P2"><text:span text:style-name="T3"><text:s text:c="4"/></text:span><text:span text:style-name="T3">(d710)</text:span></text:p>
          </draw:text-box>
        </draw:frame>
        <draw:rect draw:style-name="gr1" draw:text-style-name="P1" draw:layer="layout" svg:width="3.556cm" svg:height="1.764cm" svg:x="3.175cm" svg:y="14.619cm">
          <text:p/>
        </draw:rect>
        <draw:frame draw:style-name="gr3" draw:text-style-name="P3" draw:layer="layout" svg:width="3.302cm" svg:height="1.313cm" svg:x="3.429cm" svg:y="14.859cm">
          <draw:text-box>
            <text:p text:style-name="P2"><text:span text:style-name="T1">Procurve3</text:span></text:p>
            <text:p text:style-name="P2"><text:span text:style-name="T1">(hp5412zl)</text:span></text:p>
          </draw:text-box>
        </draw:frame>
        <draw:rect draw:style-name="gr1" draw:text-style-name="P1" draw:layer="layout" svg:width="4.318cm" svg:height="1.778cm" svg:x="1.397cm" svg:y="5.207cm" draw:corner-radius="0.5cm">
          <text:p/>
        </draw:rect>
        <draw:frame draw:style-name="gr22" draw:text-style-name="P7" draw:layer="layout" svg:width="3.81cm" svg:height="1.313cm" svg:x="1.651cm" svg:y="5.461cm">
          <draw:text-box>
            <text:p text:style-name="P2"><text:span text:style-name="T3">pc601-pc616</text:span></text:p>
            <text:p text:style-name="P2"><text:span text:style-name="T3"><text:s text:c="5"/></text:span><text:span text:style-name="T3">(d820)</text:span></text:p>
          </draw:text-box>
        </draw:frame>
        <draw:rect draw:style-name="gr1" draw:text-style-name="P1" draw:layer="layout" svg:width="3.556cm" svg:height="1.764cm" svg:x="7.239cm" svg:y="14.605cm">
          <text:p/>
        </draw:rect>
        <draw:rect draw:style-name="gr1" draw:text-style-name="P1" draw:layer="layout" svg:width="3.556cm" svg:height="1.764cm" svg:x="11.303cm" svg:y="14.605cm">
          <text:p/>
        </draw:rect>
        <draw:frame draw:style-name="gr3" draw:text-style-name="P3" draw:layer="layout" svg:width="3.302cm" svg:height="1.313cm" svg:x="7.493cm" svg:y="14.859cm">
          <draw:text-box>
            <text:p text:style-name="P2"><text:span text:style-name="T1">Procurve4</text:span></text:p>
            <text:p text:style-name="P2"><text:span text:style-name="T1">(hp5412zl)</text:span></text:p>
          </draw:text-box>
        </draw:frame>
        <draw:frame draw:style-name="gr3" draw:text-style-name="P3" draw:layer="layout" svg:width="3.302cm" svg:height="1.313cm" svg:x="11.557cm" svg:y="14.816cm">
          <draw:text-box>
            <text:p text:style-name="P2"><text:span text:style-name="T1">Procurve5</text:span></text:p>
            <text:p text:style-name="P2"><text:span text:style-name="T1">(hp5412zl)</text:span></text:p>
          </draw:text-box>
        </draw:frame>
        <draw:line draw:style-name="gr23" draw:text-style-name="P1" draw:layer="layout" svg:x1="4.699cm" svg:y1="16.383cm" svg:x2="7.239cm" svg:y2="19.177cm">
          <text:p/>
        </draw:line>
        <draw:line draw:style-name="gr23" draw:text-style-name="P1" draw:layer="layout" svg:x1="8.885cm" svg:y1="16.382cm" svg:x2="8.885cm" svg:y2="19.176cm">
          <text:p/>
        </draw:line>
        <draw:frame draw:style-name="gr24" draw:text-style-name="P4" draw:layer="layout" svg:width="1.526cm" svg:height="0.661cm" svg:x="7.237cm" svg:y="17.399cm">
          <draw:text-box draw:corner-radius="1.27cm">
            <text:p text:style-name="P2"><text:span text:style-name="T2">1Gb</text:span></text:p>
          </draw:text-box>
        </draw:frame>
        <draw:frame draw:style-name="gr5" draw:text-style-name="P4" draw:layer="layout" svg:width="1.272cm" svg:height="0.661cm" svg:x="4.443cm" svg:y="17.653cm">
          <draw:text-box>
            <text:p text:style-name="P2"><text:span text:style-name="T2">1Gb</text:span></text:p>
          </draw:text-box>
        </draw:frame>
        <draw:line draw:style-name="gr23" draw:text-style-name="P1" draw:layer="layout" svg:x1="13.081cm" svg:y1="16.383cm" svg:x2="10.795cm" svg:y2="19.177cm">
          <text:p/>
        </draw:line>
        <draw:frame draw:style-name="gr5" draw:text-style-name="P4" draw:layer="layout" svg:width="1.272cm" svg:height="0.661cm" svg:x="10.287cm" svg:y="17.653cm">
          <draw:text-box>
            <text:p text:style-name="P2"><text:span text:style-name="T2">1Gb</text:span></text:p>
          </draw:text-box>
        </draw:frame>
        <draw:frame draw:style-name="gr3" draw:text-style-name="P3" draw:layer="layout" svg:width="3.302cm" svg:height="1.313cm" svg:x="9.548cm" svg:y="10.29cm">
          <draw:text-box>
            <text:p text:style-name="P2"><text:span text:style-name="T1">Procurve1</text:span></text:p>
            <text:p text:style-name="P2"><text:span text:style-name="T1">(hp5412zl)</text:span></text:p>
          </draw:text-box>
        </draw:frame>
        <draw:line draw:style-name="gr25" draw:text-style-name="P1" draw:layer="layout" svg:x1="15.621cm" svg:y1="10.795cm" svg:x2="12.827cm" svg:y2="10.795cm">
          <text:p/>
        </draw:line>
        <draw:frame draw:style-name="gr26" draw:text-style-name="P4" draw:layer="layout" svg:width="1.661cm" svg:height="0.661cm" svg:x="13.335cm" svg:y="9.779cm">
          <draw:text-box>
            <text:p text:style-name="P2"><text:span text:style-name="T2">30Gb</text:span></text:p>
          </draw:text-box>
        </draw:frame>
        <draw:line draw:style-name="gr27" draw:text-style-name="P1" xml:id="id1" draw:id="id1" draw:layer="layout" svg:x1="12.786cm" svg:y1="11.853cm" svg:x2="12.786cm" svg:y2="14.647cm">
          <text:p/>
        </draw:line>
        <draw:line draw:style-name="gr27" draw:text-style-name="P1" draw:layer="layout" svg:x1="10.541cm" svg:y1="11.811cm" svg:x2="6.223cm" svg:y2="14.605cm">
          <text:p/>
        </draw:line>
        <draw:line draw:style-name="gr27" draw:text-style-name="P1" draw:layer="layout" svg:x1="10.541cm" svg:y1="11.811cm" svg:x2="10.541cm" svg:y2="14.605cm">
          <text:p/>
        </draw:line>
        <draw:frame draw:style-name="gr26" draw:text-style-name="P4" draw:layer="layout" svg:width="1.661cm" svg:height="0.661cm" svg:x="10.912cm" svg:y="12.827cm">
          <draw:text-box>
            <text:p text:style-name="P2"><text:span text:style-name="T2">40Gb</text:span></text:p>
          </draw:text-box>
        </draw:frame>
        <draw:rect draw:style-name="gr1" draw:text-style-name="P1" draw:layer="layout" svg:width="3.302cm" svg:height="1.764cm" svg:x="2.159cm" svg:y="10.047cm">
          <text:p/>
        </draw:rect>
        <draw:frame draw:style-name="gr3" draw:text-style-name="P3" draw:layer="layout" svg:width="3.179cm" svg:height="1.313cm" svg:x="2.282cm" svg:y="10.287cm">
          <draw:text-box>
            <text:p text:style-name="P2"><text:span text:style-name="T1"><text:s text:c="3"/></text:span><text:span text:style-name="T1">Arista1</text:span></text:p>
            <text:p text:style-name="P2"><text:span text:style-name="T1"><text:s text:c="3"/></text:span><text:span text:style-name="T1">(7504)</text:span></text:p>
          </draw:text-box>
        </draw:frame>
        <draw:line draw:style-name="gr27" draw:text-style-name="P1" draw:layer="layout" svg:x1="3.683cm" svg:y1="6.985cm" svg:x2="3.683cm" svg:y2="10.033cm">
          <text:p/>
        </draw:line>
        <draw:frame draw:style-name="gr28" draw:text-style-name="P4" draw:layer="layout" svg:width="1.661cm" svg:height="0.762cm" svg:x="1.397cm" svg:y="8.255cm">
          <draw:text-box>
            <text:p text:style-name="P2"><text:span text:style-name="T2">10Gb</text:span></text:p>
          </draw:text-box>
        </draw:frame>
        <draw:line draw:style-name="gr27" draw:text-style-name="P1" draw:layer="layout" svg:x1="9.525cm" svg:y1="11.049cm" svg:x2="5.461cm" svg:y2="11.049cm">
          <text:p/>
        </draw:line>
        <draw:frame draw:style-name="gr26" draw:text-style-name="P4" draw:layer="layout" svg:width="1.661cm" svg:height="0.661cm" svg:x="6.594cm" svg:y="9.88cm">
          <draw:text-box>
            <text:p text:style-name="P2"><text:span text:style-name="T2">40Gb</text:span></text:p>
          </draw:text-box>
        </draw:frame>
        <draw:connector draw:style-name="gr29" draw:text-style-name="P1" draw:layer="layout" draw:type="lines" draw:line-skew="1.738cm" svg:x1="12.786cm" svg:y1="11.853cm" svg:x2="15.367cm" svg:y2="18.923cm" draw:start-shape="id1" draw:start-glue-point="0" draw:end-shape="id2" draw:end-glue-point="0" svg:d="M12786 11853h2416l165 6568v502">
          <text:p/>
        </draw:connector>
        <draw:frame draw:style-name="gr26" draw:text-style-name="P4" draw:layer="layout" svg:width="1.661cm" svg:height="0.661cm" svg:x="13.451cm" svg:y="17.295cm">
          <draw:text-box>
            <text:p text:style-name="P2"><text:span text:style-name="T2">10Gb</text:span></text:p>
          </draw:text-box>
        </draw:frame>
        <draw:custom-shape draw:style-name="gr30" draw:text-style-name="P1" xml:id="id2" draw:id="id2" draw:layer="layout" svg:width="3.048cm" svg:height="1.651cm" svg:x="13.843cm" svg:y="18.923cm">
          <text:p/>
          <draw:enhanced-geometry svg:viewBox="0 0 21600 21600" draw:type="rectangle" draw:enhanced-path="M 0 0 L 21600 0 21600 21600 0 21600 0 0 Z N"/>
        </draw:custom-shape>
        <draw:frame draw:style-name="gr31" draw:text-style-name="P8" draw:layer="layout" svg:width="2.847cm" svg:height="1.584cm" svg:x="13.97cm" svg:y="19.05cm">
          <draw:text-box>
            <text:p><text:span text:style-name="T4">To UEN</text:span></text:p>
            <text:p text:style-name="P1"><text:span text:style-name="T5">(procurveA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0$Unix OpenOffice.org_project/410m18$Build-9764</meta:generator>
    <meta:creation-date>2005-10-05T16:19:26</meta:creation-date>
    <dc:date>2015-05-17T07:18:43</dc:date>
    <dc:language>en-US</dc:language>
    <meta:editing-cycles>34</meta:editing-cycles>
    <meta:editing-duration>PT19H6M15S</meta:editing-duration>
    <dc:creator>Leigh Stoller</dc:creator>
    <meta:document-statistic meta:object-count="74"/>
    <meta:user-defined meta:name="Info 1"/>
    <meta:user-defined meta:name="Info 2"/>
    <meta:user-defined meta:name="Info 3"/>
    <meta:user-defined meta:name="Info 4"/>
  </office:meta>
</office:document-meta>
</file>